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9cm" svg:height="1.74cm" svg:x="1.142cm" svg:y="8.598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.9cm" svg:height="1.74cm" svg:x="6.457cm" svg:y="3.087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.9cm" svg:height="1.74cm" svg:x="6.457cm" svg:y="6.227cm">
          <text:p text:style-name="P1">m2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2.9cm" svg:height="1.74cm" svg:x="6.457cm" svg:y="11.743cm">
          <text:p text:style-name="P1">m3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2.9cm" svg:height="1.74cm" svg:x="11.84cm" svg:y="10.003cm">
          <text:p text:style-name="P1">d1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2.9cm" svg:height="1.74cm" svg:x="11.84cm" svg:y="6.227cm">
          <text:p text:style-name="P1">d0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.9cm" svg:height="1.74cm" svg:x="16.889cm" svg:y="6.227cm">
          <text:p text:style-name="P1">id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042cm" svg:y1="9.468cm" svg:x2="6.457cm" svg:y2="3.957cm" draw:start-shape="id1" draw:start-glue-point="1" draw:end-shape="id2" draw:end-glue-point="3" svg:d="m4042 9468 2415-5511">
          <text:p/>
        </draw:connector>
        <draw:connector draw:style-name="gr2" draw:text-style-name="P1" draw:layer="layout" draw:type="line" svg:x1="4.042cm" svg:y1="9.468cm" svg:x2="6.457cm" svg:y2="7.097cm" draw:start-shape="id1" draw:start-glue-point="1" draw:end-shape="id3" draw:end-glue-point="3" svg:d="m4042 9468 2415-2371">
          <text:p/>
        </draw:connector>
        <draw:connector draw:style-name="gr2" draw:text-style-name="P1" draw:layer="layout" draw:type="line" svg:x1="4.042cm" svg:y1="9.468cm" svg:x2="6.457cm" svg:y2="12.613cm" draw:start-shape="id1" draw:start-glue-point="1" draw:end-shape="id4" draw:end-glue-point="3" svg:d="m4042 9468 2415 3145">
          <text:p/>
        </draw:connector>
        <draw:connector draw:style-name="gr3" draw:text-style-name="P1" draw:layer="layout" draw:type="line" svg:x1="4.042cm" svg:y1="9.468cm" svg:x2="11.84cm" svg:y2="10.873cm" draw:start-shape="id1" draw:start-glue-point="1" draw:end-shape="id5" draw:end-glue-point="3" svg:d="m4042 9468 7798 1405">
          <text:p/>
        </draw:connector>
        <draw:connector draw:style-name="gr3" draw:text-style-name="P1" draw:layer="layout" draw:type="line" svg:x1="9.357cm" svg:y1="7.097cm" svg:x2="11.84cm" svg:y2="7.097cm" draw:start-shape="id3" draw:start-glue-point="1" draw:end-shape="id6" draw:end-glue-point="3" svg:d="m9357 7097h2483">
          <text:p/>
        </draw:connector>
        <draw:connector draw:style-name="gr3" draw:text-style-name="P1" draw:layer="layout" draw:type="line" svg:x1="13.29cm" svg:y1="7.967cm" svg:x2="13.29cm" svg:y2="10.003cm" draw:start-shape="id6" draw:start-glue-point="2" draw:end-shape="id5" draw:end-glue-point="0" svg:d="m13290 7967v2036">
          <text:p/>
        </draw:connector>
        <draw:connector draw:style-name="gr3" draw:text-style-name="P1" draw:layer="layout" draw:type="line" svg:x1="14.74cm" svg:y1="7.097cm" svg:x2="16.889cm" svg:y2="7.097cm" draw:start-shape="id6" draw:start-glue-point="1" draw:end-shape="id7" draw:end-glue-point="3" svg:d="m14740 7097h2149">
          <text:p/>
        </draw:connector>
        <draw:connector draw:style-name="gr3" draw:text-style-name="P1" draw:layer="layout" draw:type="curve" svg:x1="9.357cm" svg:y1="3.957cm" svg:x2="13.29cm" svg:y2="6.227cm" draw:start-shape="id2" draw:start-glue-point="1" draw:end-shape="id6" draw:end-glue-point="0" svg:d="m9357 3957c2622 0 3933 756 3933 2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3-06T22:02:56</meta:creation-date>
    <dc:date>2014-03-06T23:54:57</dc:date>
    <meta:editing-duration>PT01H36M50S</meta:editing-duration>
    <meta:editing-cycles>1</meta:editing-cycles>
    <meta:document-statistic meta:object-count="15"/>
    <meta:generator>OpenOffice.org/3.2$Unix OpenOffice.org_project/320m12$Build-9483</meta:generator>
  </office:meta>
</office:document-meta>
</file>